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Callable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Process.getSupportedInvocationStyle( QName servi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executeContinueInstancePartnerRoleResponseReceived( MessageExchangeDAO mexda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DEProcess.onMyRoleMexAck( MessageExchangeDAO mexdao , Status ol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ODEProcess.dehyd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DEProcess.getProces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Process.getServic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ydrationLatch.doHydra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HydrationLatch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Process.setStatefulEPRs( MessageExchangeDAO partnerRoleMex , MessageExchangeDAO myRoleM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DEProcess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drationLatch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enqueueRunnable( BpelInstanceWorker work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Callable.ProcessCallable( Callable &lt; T &gt;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invokePartner( MessageExchangeDAO mexda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ODEProcess.createPartnerRoleMex( MessageExchangeDAO mex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DEProcess.execInstanceEvent( WorkEvent w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ODEProcess.invokeProcess( final MessageExchangeDAO mexdao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ODEProcess.createMessageExchange( String mexId , final char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DEProcess.recoverActivity( ProcessInstanceDAO instanceDAO , final String channel , final long activityId , final String action , final FaultInfo 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DEProcess.getInitialPartnerRoleEndpoint( PartnerLinkModel 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EProcess.scheduleRunnable( final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Process.getInitialPartnerRoleEPR( PartnerLinkModel 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EProcess.ODEProcess( BpelServerImpl server , ProcessConf conf , BpelEventListener debugger , MyRoleMessageExchangeCache mex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DEProcess.loadMexDao( String me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Process.createNewMyRoleMex( final InvocationStyle istyle , final QName targetService , final String 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DEProcess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Process.getInMemMexDAO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executeContinueInstanceResume( ProcessInstanceDAO instanceDao , int 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Process.setStatefulEPRs( MessageExchangeDAO partnerRole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hintIsHydr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handleWorkEvent( final JobInfo job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DEProcess.doInstanceWork( Long instanceId , final Callable &lt; T &gt; call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Process.isIn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getState( BpelInstanceWorker worker , ProcessInstanceDAO instanceDA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DEProcess.getInitialMyRoleEPR( PartnerLinkModel 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DEProcess.genCorrelatorId( PartnerLinkModel plink , String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initExternal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DEProcess.lookupMyRoleMex( MessageExchangeDAO mex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executeContinueInstanceTimerReceived( ProcessInstanceDAO instanceDao , String timer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DEProcess.executeCreateInstance( MessageExchangeDAO mex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Process.executeContinueInstanceMyRoleRequestReceived( MessageExchangeDAO mex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DEProcess.getMyRoleForService( QName servi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Process.enqueueTransaction( final Callable &lt; T &gt;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activate( Contexts contex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DEProcess.getLast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newMyRoleMex( InvocationStyle istyle , String mexId , QName target , PartnerLinkModel mplink , Operation ope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DEProcess.buildRuntime( int model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EProcess.saveEvent( ProcessInstanceEvent event , ProcessInstanceDAO instance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getPartnerRoleChannel( PartnerLinkModel partner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EProcess.enqueueInstanceTransaction( Long instanceId , final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Process.saveEvent( ProcessInstanceEvent event , ProcessInstanceDAO instanceDao , List &lt; String &gt; scop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DEProcess.recreateMyRoleMex( MessageExchangeDAO mexda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ODEProcess.invokeP2P( ODEProcess target , QName serviceName , Operation operation , MessageExchangeDAO partnerRoleM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DEProcess.get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getProce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setRoles( ProcessModel oproces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ODEProcess.deactiv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DEProcess.getEV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isShareable( 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Process.scheduleInvokeCheck( MessageExchangeDAO m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DEProcess.bounceProcessDAO( BpelDAOConnection conn , final QName pid , final long version , final ProcessModel mproce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ODEProcess.getProcessDA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mark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scheduleWorkEvent( WorkEvent we , Date timeToFi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releaseMessageExchange( String me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DEProcess.hyd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ydrationLatch.doDehyd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DEProcess.getPartnerLinkForService( QName servi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Process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Runnable.ProcessRunnable( Runnable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Process.deserializeCompiledProcess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DEProcess.processInterceptors( MessageExchangeDAO mexdao , InterceptorInvoker invok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DEProcess.p2pWakeup( final MessageExchangeDAO prolem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ydrationLatch.HydrationL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DEProcess.executeContinueInstanceMatcherEvent( ProcessInstanceDAO instanceDao , String correlatorId , CorrelationKey correlation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ODEProces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